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7FF3_22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7, FF 3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text:tab/></text:p>
      <text:p text:style-name="P5"><text:s/>(manuscript or typescript) <text:tab/><text:tab/><text:tab/><text:tab/></text:p>
      <text:p text:style-name="P5">Language (s)<text:tab/><text:tab/><text:tab/><text:tab/><text:tab/>English<text:tab/><text:tab/><text:tab/><text:tab/><text:tab/></text:p>
      <text:p text:style-name="P5">Author of letter<text:tab/><text:tab/><text:tab/><text:tab/>D. Sulzberger<text:tab/></text:p>
      <text:p text:style-name="P5">Signed letter<text:tab/><text:tab/><text:tab/><text:tab/><text:tab/>Y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Sabato Morais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October 6, 1893</text:p>
      <text:p text:style-name="P5">Month<text:tab/><text:tab/><text:tab/><text:tab/><text:tab/><text:tab/>October</text:p>
      <text:p text:style-name="P5">Year<text:tab/><text:tab/><text:tab/><text:tab/><text:tab/><text:tab/>1893</text:p>
      <text:p text:style-name="P5">Hebrew Date<text:tab/><text:tab/><text:tab/><text:tab/><text:tab/></text:p>
      <text:p text:style-name="P5">Undated</text:p>
      <text:p text:style-name="P5">City<text:tab/><text:tab/><text:tab/><text:tab/><text:tab/><text:tab/>Philadelphia</text:p>
      <text:p text:style-name="P5">State<text:tab/><text:tab/><text:tab/><text:tab/><text:tab/><text:tab/>PA</text:p>
      <text:p text:style-name="P5">Country<text:tab/><text:tab/><text:tab/><text:tab/><text:tab/>USA</text:p>
      <text:p text:style-name="P5">Subject<text:tab/><text:tab/><text:tab/><text:tab/><text:tab/>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Y</text:p>
      <text:p text:style-name="P5">(Synagogue) Sermon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Letter</text:p>
      <text:p text:style-name="P5">Number of Pages<text:tab/><text:tab/><text:tab/><text:tab/>1</text:p>
      <text:p text:style-name="P5">Number of Sheets<text:tab/><text:tab/><text:tab/><text:tab/>1</text:p>
      <text:p text:style-name="P5">Fragment<text:tab/><text:tab/><text:tab/><text:tab/><text:tab/></text:p>
      <text:p text:style-name="P5">Pagination </text:p>
      <text:p text:style-name="P5">Foliation</text:p>
      <text:p text:style-name="P5">Additional Numeration</text:p>
      <text:p text:style-name="P5">Envelope<text:tab/><text:tab/><text:tab/><text:tab/><text:tab/>Y</text:p>
      <text:p text:style-name="P5">Stamp<text:tab/><text:tab/><text:tab/><text:tab/><text:tab/><text:tab/></text:p>
      <text:p text:style-name="P5">Postma<text:tab/>rk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>A photocopy is available in Box 19, FF 11.</text:p>
      <text:p text:style-name="P5"/>
      <text:p text:style-name="P5">VII Transcription</text:p>
      <text:p text:style-name="P3">(Symbols: ?=uncertain; []=supplied information; /=end of line)</text:p>
      <text:p text:style-name="P3"/>
      <text:p text:style-name="P3">[Envelope]</text:p>
      <text:p text:style-name="P3">Rev. Dr. S. Morais:/</text:p>
      <text:p text:style-name="P3"><text:tab/>546. N. 5 St/</text:p>
      <text:p text:style-name="P3"/>
      <text:p text:style-name="P3">[Note: The following is written sideways at the left side of the envelope.]</text:p>
      <text:p text:style-name="P3">application for a/ <text:span text:style-name="T1">scholarship</text:span><text:span text:style-name="T2">/</text:span></text:p>
      <text:p text:style-name="P6"/>
      <text:p text:style-name="P6">[Page 1]</text:p>
      <text:p text:style-name="P6">Hebrew Education Society/</text:p>
      <text:p text:style-name="P6">of Philadelphia, Pa./</text:p>
      <text:p text:style-name="P2"><text:span text:style-name="T2">October 6</text:span><text:span text:style-name="T1">th</text:span><text:span text:style-name="T2"> 1893/</text:span></text:p>
      <text:p text:style-name="P6">Rev. Dr S. Morais/</text:p>
      <text:p text:style-name="P6"><text:tab/>Hon. Sir/</text:p>
      <text:p text:style-name="P3"><text:span text:style-name="T2"><text:tab/><text:tab/>Isaac Hussik has passed the/ examination and been admitted to the/ University of </text:span><text:span text:style-name="T2">Pennsylvania./</text:span></text:p>
      <text:p text:style-name="P6"><text:tab/>The Columbia College has/ granted free tuition to the students of the/ Theological Seminary in New York and/ I judge that the Pennsylvania University/ will accord the same privileges to those/ students of the seminary residing in this/ city/</text:p>
      <text:p text:style-name="P6"><text:tab/>As President of the Faculty of/ the seminary you would no doubt be best/ enabled to persuade <text:soft-page-break/>the University officials/ to grant these privileges in the case of/ Husik/ Most Respectfully/ Yours/ D. Sulzberger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1-12-15T15:21:21.44</meta:creation-date>
    <dc:date>2012-03-26T14:24:25.40</dc:date>
    <dc:creator>Penn Libraries</dc:creator>
    <meta:editing-duration>PT00H05M41S</meta:editing-duration>
    <meta:editing-cycles>2</meta:editing-cycles>
    <meta:generator>OpenOffice.org/3.2$Win32 OpenOffice.org_project/320m12$Build-9483</meta:generator>
    <meta:document-statistic meta:table-count="0" meta:image-count="0" meta:object-count="0" meta:page-count="3" meta:paragraph-count="75" meta:word-count="305" meta:character-count="2111"/>
  </office:meta>
</office:document-meta>
</file>